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dfd28"/>
    </style:style>
    <style:style style:name="P2" style:family="paragraph" style:parent-style-name="Standard">
      <style:paragraph-properties fo:text-align="end" style:justify-single-word="false"/>
      <style:text-properties officeooo:paragraph-rsid="000dfd28"/>
    </style:style>
    <style:style style:name="P3" style:family="paragraph" style:parent-style-name="Standard">
      <style:paragraph-properties fo:text-align="center" style:justify-single-word="false"/>
      <style:text-properties fo:font-size="36pt" officeooo:paragraph-rsid="000dfd28" style:font-size-asian="36pt" style:font-size-complex="36pt"/>
    </style:style>
    <style:style style:name="P4" style:family="paragraph" style:parent-style-name="Standard">
      <style:paragraph-properties fo:text-align="center" style:justify-single-word="false"/>
      <style:text-properties fo:font-size="60pt" officeooo:paragraph-rsid="000dfd28" style:font-size-asian="60pt" style:font-size-complex="60pt"/>
    </style:style>
    <style:style style:name="P5" style:family="paragraph" style:parent-style-name="Standard">
      <style:paragraph-properties fo:text-align="center" style:justify-single-word="false"/>
      <style:text-properties fo:font-size="18pt" officeooo:paragraph-rsid="000dfd28" style:font-size-asian="18pt" style:font-size-complex="18pt"/>
    </style:style>
    <style:style style:name="P6" style:family="paragraph" style:parent-style-name="Standard">
      <style:paragraph-properties fo:text-align="end" style:justify-single-word="false"/>
      <style:text-properties fo:font-size="18pt" officeooo:paragraph-rsid="000dfd28" style:font-size-asian="18pt" style:font-size-complex="18pt"/>
    </style:style>
    <style:style style:name="P7" style:family="paragraph" style:parent-style-name="Standard" style:list-style-name="L2">
      <style:paragraph-properties fo:text-align="justify" style:justify-single-word="false"/>
      <style:text-properties fo:font-variant="normal" fo:text-transform="none" fo:color="#000000" style:font-name="arial" fo:font-size="12pt" fo:letter-spacing="normal" fo:font-style="normal" fo:font-weight="normal" officeooo:paragraph-rsid="000e98ec" style:font-size-asian="12pt" style:font-size-complex="12pt"/>
    </style:style>
    <style:style style:name="P8"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0e98ec" style:font-size-asian="12pt" style:font-size-complex="12pt"/>
    </style:style>
    <style:style style:name="P9"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0f9d73" style:font-size-asian="12pt" style:font-size-complex="12pt"/>
    </style:style>
    <style:style style:name="P10"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10ac02" style:font-size-asian="12pt" style:font-size-complex="12pt"/>
    </style:style>
    <style:style style:name="P11"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12200e" style:font-size-asian="12pt" style:font-size-complex="12pt"/>
    </style:style>
    <style:style style:name="P12"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12fb4c" style:font-size-asian="12pt" style:font-size-complex="12pt"/>
    </style:style>
    <style:style style:name="P13"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14ed16" style:font-size-asian="12pt" style:font-size-complex="12pt"/>
    </style:style>
    <style:style style:name="P14" style:family="paragraph" style:parent-style-name="Standard" style:list-style-name="L2">
      <style:paragraph-properties fo:text-align="justify" style:justify-single-word="false"/>
      <style:text-properties officeooo:paragraph-rsid="000e98ec"/>
    </style:style>
    <style:style style:name="T1" style:family="text">
      <style:text-properties officeooo:rsid="000dfd28"/>
    </style:style>
    <style:style style:name="T2" style:family="text">
      <style:text-properties fo:font-size="24pt" style:font-size-asian="24pt" style:font-size-complex="24pt"/>
    </style:style>
    <style:style style:name="T3" style:family="text">
      <style:text-properties fo:font-size="24pt" officeooo:rsid="000dfd28" style:font-size-asian="24pt" style:font-size-complex="24pt"/>
    </style:style>
    <style:style style:name="T4" style:family="text">
      <style:text-properties fo:font-size="18pt" style:font-size-asian="18pt" style:font-size-complex="18pt"/>
    </style:style>
    <style:style style:name="T5" style:family="text">
      <style:text-properties fo:font-size="18pt" officeooo:rsid="000dfd28" style:font-size-asian="18pt" style:font-size-complex="18pt"/>
    </style:style>
    <style:style style:name="T6" style:family="text">
      <style:text-properties fo:font-variant="normal" fo:text-transform="none"/>
    </style:style>
    <style:style style:name="T7" style:family="text">
      <style:text-properties fo:font-variant="normal" fo:text-transform="none" fo:color="#000000" style:font-name="arial" fo:font-size="12pt" fo:letter-spacing="normal" fo:font-style="normal" fo:font-weight="normal" officeooo:rsid="000dfd28" style:font-size-asian="12pt" style:font-size-complex="12pt"/>
    </style:style>
    <style:style style:name="T8" style:family="text">
      <style:text-properties fo:color="#000000"/>
    </style:style>
    <style:style style:name="T9" style:family="text">
      <style:text-properties style:font-name="arial"/>
    </style:style>
    <style:style style:name="T10" style:family="text">
      <style:text-properties fo:font-size="12pt"/>
    </style:style>
    <style:style style:name="T11" style:family="text">
      <style:text-properties fo:letter-spacing="normal"/>
    </style:style>
    <style:style style:name="T12" style:family="text">
      <style:text-properties fo:font-style="normal"/>
    </style:style>
    <style:style style:name="T13" style:family="text">
      <style:text-properties fo:font-weight="normal"/>
    </style:style>
    <style:style style:name="T14" style:family="text">
      <style:text-properties style:font-size-asian="12pt"/>
    </style:style>
    <style:style style:name="T15" style:family="text">
      <style:text-properties style:font-size-complex="12pt"/>
    </style:style>
    <style:style style:name="T16" style:family="text">
      <style:text-properties officeooo:rsid="000e98ec"/>
    </style:style>
    <style:style style:name="T17" style:family="text">
      <style:text-properties officeooo:rsid="000f2d35"/>
    </style:style>
    <style:style style:name="T18" style:family="text">
      <style:text-properties officeooo:rsid="000f9d73"/>
    </style:style>
    <style:style style:name="T19" style:family="text">
      <style:text-properties officeooo:rsid="0010ac02"/>
    </style:style>
    <style:style style:name="T20" style:family="text">
      <style:text-properties officeooo:rsid="00114fc6"/>
    </style:style>
    <style:style style:name="T21" style:family="text">
      <style:text-properties officeooo:rsid="0012200e"/>
    </style:style>
    <style:style style:name="T22" style:family="text">
      <style:text-properties officeooo:rsid="0012ef7e"/>
    </style:style>
    <style:style style:name="T23" style:family="text">
      <style:text-properties officeooo:rsid="0012fb4c"/>
    </style:style>
    <style:style style:name="T24" style:family="text">
      <style:text-properties officeooo:rsid="0014ed16"/>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p>
      <text:p text:style-name="P3"><text:span text:style-name="T1"/></text:p>
      <text:p text:style-name="P3"/>
      <text:p text:style-name="P3"/>
      <text:p text:style-name="P4"><text:span text:style-name="T1">PirannaFS</text:span></text:p>
      <text:p text:style-name="P3"><text:span text:style-name="T1"/></text:p>
      <text:p text:style-name="P3"><text:span text:style-name="T1"/></text:p>
      <text:p text:style-name="P1"><text:span text:style-name="T1"/></text:p>
      <text:p text:style-name="P3"><text:span text:style-name="T1">Como (creo) deberian ser los Sistemas de Archivos</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6"><text:span text:style-name="T1">Jesús Leganés Combarro “Piranna”</text:span></text:p>
      <text:p text:style-name="P2"><text:a xlink:type="simple" xlink:href="mailto:piranna@gmail.com"><text:span text:style-name="T5">piranna@gmail.com</text:span></text:a></text:p>
      <text:p text:style-name="P6"><text:span text:style-name="T1">Abril 2011</text:span></text:p>
      <text:list xml:id="list633531065" text:style-name="L2">
        <text:list-item>
          <text:p text:style-name="P7"><text:soft-page-break/><text:span text:style-name="T1">Introducción al proyecto: objetivo, características, etc.</text:span></text:p>
        </text:list-item>
        <text:list-item>
          <text:p text:style-name="P7"><text:span text:style-name="T1">Requisitos, dependencias y pasos a realizar para la instalación del proyecto.</text:span></text:p>
        </text:list-item>
        <text:list-item>
          <text:p text:style-name="P7"><text:span text:style-name="T1">Autoevaluación del estado del proyecto: si todavía está en desarrollo, si ya funciona en parte, si está terminado...</text:span></text:p>
        </text:list-item>
        <text:list-item>
          <text:p text:style-name="P7"><text:span text:style-name="T1">Recopilación de logros conseguidos con vuestro proyecto. (Eventos y congresos en los que se haya participando, apariciones en internet, etc)</text:span></text:p>
        </text:list-item>
        <text:list-item>
          <text:p text:style-name="P7"><text:span text:style-name="T1">URL del blog y la forja.</text:span></text:p>
        </text:list-item>
        <text:list-item>
          <text:p text:style-name="P14"><text:span text:style-name="T7">URL de manuales de usuario y documentación del desarrollo.</text:span></text:p>
        </text:list-item>
        <text:list-item>
          <text:p text:style-name="P14"><text:span text:style-name="T7">Todo aquello que sea de interés para los evaluadores.</text:span></text:p>
        </text:list-item>
      </text:list>
      <text:p text:style-name="P8"><text:span text:style-name="T1"/></text:p>
      <text:p text:style-name="P8"><text:span text:style-name="T1"/></text:p>
      <text:p text:style-name="P8"><text:span text:style-name="T1"/></text:p>
      <text:p text:style-name="P8"><text:span text:style-name="T1">Introducción al proyecto: objetivo, características, etc.</text:span></text:p>
      <text:p text:style-name="P8"><text:span text:style-name="T1"/></text:p>
      <text:p text:style-name="P9"><text:span text:style-name="T16">PirannaFS es un sistema de ficheros de carácter general el cual implementa características de los sistemas de ficheros modernos pero que esta diseñado desde un enfoque completamente distinto y por lo tanto he podido desarrollar </text:span><text:span text:style-name="T18">en él </text:span><text:span text:style-name="T16">alguna</text:span><text:span text:style-name="T18">s</text:span><text:span text:style-name="T16"> ideas propias </text:span><text:span text:style-name="T17">como son la </text:span><text:span text:style-name="T18">activacion</text:span><text:span text:style-name="T17"> de caracteristicas y funcionalidades a medida del usuario a traves de un sistema de plugins, un sistema de almacenamiento optimizado tanto para su escritura como para su acceso o la capacidad de hacer un uso extensivo de los metadatos de los ficheros todo ello directamente desde el </text:span><text:span text:style-name="T18">propio</text:span><text:span text:style-name="T17"> sistema de archivos</text:span><text:span text:style-name="T16">.</text:span></text:p>
      <text:p text:style-name="P8"><text:span text:style-name="T1"/></text:p>
      <text:p text:style-name="P10"><text:span text:style-name="T19">Actualmente, los sistemas de archivos </text:span><text:span text:style-name="T20">mas avanzados (BeFS, WinFS, Ext4, Spotlight...) estan implementando funcionalidades propias de los motores de bases de datos para ofrecer un acceso mas intuitivo al acceso de estos. Sin embargo, debido a la complejidad que supondria implementar toda esta funcionalidad desde la nada, decidi seguir el proceso inverso y utilizar un motor de base de datos ya existente, con lo que podria aprovecharme de toda la funcionalidad que ya tiene de forma implicita como son el acceso transaccional, comprobacion de tipos, estructura de los datos y acceso a estos... y a la vez podria aprovecharme del hecho de estar usando un motor de base de datos “real” para implementar nuevas funcionalidades basadas en la busqueda de datos a traves de simples consultas SQL como puede ser la administracion de metadatos o llevar un registro de las acciones realizadas, y tambien podria aprovecharme del hecho de que me abstrae de como estan organizados los datos directamente en disco pudiendo explorar nuevas caracteristicas como es el almacenamiento y administracion de los metadatos de los archivos, realizacion de checksums, compresion de datos... todo ello de forma totalmente transparente tanto para el usuario como para el programador ya que por cada nueva característica que se le quiera añadir la unica modificacion que hay que hacer en su estructura interna es simplemente añadir una nueva tabla en la base de datos donde poder almacenar la informacion.</text:span></text:p>
      <text:p text:style-name="P10"><text:span text:style-name="T1"/></text:p>
      <text:p text:style-name="P11"><text:span text:style-name="T21">Para ello, he decido usar en esta implementacion el motor de base de datos SQLite, aunque deberia ser facilmente portable a cualquier otro motor de base de datos que sea capas de ejecutar sentencias SQL-92 como puede ser MySQL o PostgresSQL. SQLite es un motor de base de datos implementado como una simple librería en lugar de como un servidor de base de datos completo como sucede con los motores de base de datos tradicionales que se caracteriza por su pequeño tamaño, su facilidad de uso y su eficiencia, lo cual lo hace idoneo para ser usado en sistemas empotrados o de bajos recursos, y el cual lleva siendo usado desde hace años por empresas como Apple, Google, Mozilla, NASA o la Fuerza Aerea de los EEUU.</text:span></text:p>
      <text:p text:style-name="P11"><text:span text:style-name="T21"/></text:p>
      <text:p text:style-name="P12"><text:span text:style-name="T21">Aparte de ello, para simplificar el desarrollo diseñe el acceso al sistema de archivos en un </text:span><text:soft-page-break/><text:span text:style-name="T21">principio usando la librería FUSE para el desarrollo de sistemas de archivos en espacio de usuario, y en concreto use la librería Python-FUSE. Sin embargo, </text:span><text:span text:style-name="T22">al ser una adaptacion directa de la librería en C original tiene algunas particularidades que la hacen dificil de usar </text:span><text:span text:style-name="T23">sobretodo a la hora de desarrollar baterias de pruebas</text:span><text:span text:style-name="T22">, aparte de algunos bugs sin arreglar desde hace años. Por otro lado durante el tiempo del concurso descubri la existencia de la librería </text:span><text:span text:style-name="T23">PyFilesystem, la cual actualmente se encuentra en desarrollo y sus funcionalidades son limitadas. Sin embargo, debido a sus perspectivas de futuro decidi hacer unas pruebas sobre la posibilidad de portar el sistema de archivos a la nueva librería y al descubrir que a pesar de tener una filosofia de diseño totalmente distinta es mucho mas facil decidi hacer un transpaso completo del codigo, el cual se esta desarrollando actualmente con muy buenos resultados. Durante esta conversion del codigo tambien descubri algunas mejoras que he implementado directamente en el codigo de PirannaFS y que pienso añadir al codigo principal de la librería proximamente cuando este mas probado.</text:span></text:p>
      <text:p text:style-name="P12"><text:span text:style-name="T23"/></text:p>
      <text:p text:style-name="P13"><text:span text:style-name="T24">Por ultimo el sistema de archivos esta desarrollado en Python debido a su simplicidad de uso y facilidad para un rapido desarrollo, aunque probablemente evalue la posibilidad de hacer una conversion a C++ si no total al menos si parcialmente a modo de librería aparte de para aumentar el rendimiento tambien para poder integrarla mas facilmente con otros componentes de software y en concreto el poder desarrollarlo como sistema de archivos nativo del kernel de Lin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l Piraña</meta:initial-creator>
    <meta:creation-date>2011-03-28T21:14:39</meta:creation-date>
    <meta:generator>OpenOffice.org/3.2$Linux OpenOffice.org_project/320m19$Build-9505</meta:generator>
    <dc:date>2011-03-29T00:49:29</dc:date>
    <dc:creator>El Piraña</dc:creator>
    <meta:editing-duration>PT03H34M54S</meta:editing-duration>
    <meta:editing-cycles>2</meta:editing-cycles>
    <meta:document-statistic meta:table-count="0" meta:image-count="0" meta:object-count="0" meta:page-count="3" meta:paragraph-count="18" meta:word-count="843" meta:character-count="5206"/>
  </office:meta>
</office:document-meta>
</file>